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none" officeooo:rsid="001c5c3a" officeooo:paragraph-rsid="001c5c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eniería de software 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31:59.115731958</meta:creation-date>
    <dc:date>2021-10-18T12:33:20.987096926</dc:date>
    <meta:editing-duration>PT1M2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4" meta:character-count="24" meta:non-whitespace-character-count="21"/>
  </office:meta>
</office:document-meta>
</file>